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2cm" style:rel-column-width="2405*"/>
    </style:style>
    <style:style style:name="Table1.B" style:family="table-column">
      <style:table-column-properties style:column-width="12.758cm" style:rel-column-width="723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2" style:family="table-row">
      <style:table-row-properties style:min-row-height="0.623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情報を登録する</text:p>
          </table:table-cell>
        </table:table-row>
        <table:table-row table:style-name="Table1.2"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教員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教員はIDを登録している。</text:p>
            <text:p text:style-name="Table_20_Contents">3. 教員のログインが終了している。</text:p>
            <text:p text:style-name="Table_20_Contents">4. 教員はトップページのURLにアクセス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 </text:p>
            <text:p text:style-name="Table_20_Contents">2. </text:p>
            <text:p text:style-name="Table_20_Contents">3. </text:p>
            <text:p text:style-name="Table_20_Contents">4. 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9T22:11:44.870156000</meta:creation-date>
    <dc:date>2014-11-30T00:49:04</dc:date>
    <meta:editing-duration>PT00H06M03S</meta:editing-duration>
    <meta:editing-cycles>2</meta:editing-cycles>
    <meta:generator>OpenOffice.org/3.2$Unix OpenOffice.org_project/320m18$Build-9502</meta:generator>
    <meta:document-statistic meta:table-count="1" meta:image-count="0" meta:object-count="0" meta:page-count="1" meta:paragraph-count="16" meta:word-count="60" meta:character-count="129"/>
  </office:meta>
</office:document-meta>
</file>